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break-before="page"/>
      <style:text-properties fo:language="pl" fo:country="PL" officeooo:rsid="001d8f31" officeooo:paragraph-rsid="001d8f31"/>
    </style:style>
    <style:style style:name="P3" style:family="paragraph" style:parent-style-name="Text_20_body">
      <style:paragraph-properties fo:break-before="page"/>
      <style:text-properties fo:language="pl" fo:country="PL" fo:font-weight="bold" officeooo:rsid="0025393c" officeooo:paragraph-rsid="0025393c" style:font-weight-asian="bold" style:font-weight-complex="bold"/>
    </style:style>
    <style:style style:name="P4" style:family="paragraph" style:parent-style-name="Text_20_body">
      <style:paragraph-properties fo:break-before="page"/>
      <style:text-properties officeooo:rsid="00352d45" officeooo:paragraph-rsid="00352d45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fo:language="pl" fo:country="PL" officeooo:rsid="001d8f31" officeooo:paragraph-rsid="001d8f31"/>
    </style:style>
    <style:style style:name="P7" style:family="paragraph" style:parent-style-name="Text_20_body">
      <style:text-properties fo:language="pl" fo:country="PL" officeooo:rsid="0021e10e" officeooo:paragraph-rsid="0021e10e"/>
    </style:style>
    <style:style style:name="P8" style:family="paragraph" style:parent-style-name="Text_20_body">
      <style:text-properties fo:language="pl" fo:country="PL" fo:font-weight="bold" officeooo:rsid="0025393c" officeooo:paragraph-rsid="0025393c" style:font-weight-asian="bold" style:font-weight-complex="bold"/>
    </style:style>
    <style:style style:name="P9" style:family="paragraph" style:parent-style-name="Text_20_body">
      <style:text-properties officeooo:rsid="00352d45" officeooo:paragraph-rsid="00352d45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Text_20_body">
      <style:text-properties officeooo:rsid="001d8f31" officeooo:paragraph-rsid="002017b9"/>
    </style:style>
    <style:style style:name="P12" style:family="paragraph" style:parent-style-name="Text_20_body">
      <style:text-properties officeooo:rsid="001d8f31" officeooo:paragraph-rsid="001d8f31"/>
    </style:style>
    <style:style style:name="P13" style:family="paragraph" style:parent-style-name="Text_20_body">
      <style:text-properties officeooo:rsid="001d8f31" officeooo:paragraph-rsid="003a1cd9"/>
    </style:style>
    <style:style style:name="P14" style:family="paragraph" style:parent-style-name="Text_20_body">
      <style:text-properties officeooo:rsid="001d8f31" officeooo:paragraph-rsid="003d3c86"/>
    </style:style>
    <style:style style:name="P15" style:family="paragraph" style:parent-style-name="Text_20_body">
      <style:text-properties officeooo:rsid="001d8f31" officeooo:paragraph-rsid="003e9c6b"/>
    </style:style>
    <style:style style:name="P16" style:family="paragraph" style:parent-style-name="Text_20_body">
      <style:text-properties officeooo:rsid="00393cc4" officeooo:paragraph-rsid="00393cc4"/>
    </style:style>
    <style:style style:name="P17" style:family="paragraph" style:parent-style-name="Text_20_body">
      <style:text-properties officeooo:rsid="00393cc4" officeooo:paragraph-rsid="003a1cd9"/>
    </style:style>
    <style:style style:name="P18" style:family="paragraph" style:parent-style-name="Text_20_body">
      <style:text-properties officeooo:rsid="00393cc4" officeooo:paragraph-rsid="003c013f"/>
    </style:style>
    <style:style style:name="P19" style:family="paragraph" style:parent-style-name="Text_20_body">
      <style:text-properties officeooo:rsid="003a1cd9" officeooo:paragraph-rsid="003a1cd9"/>
    </style:style>
    <style:style style:name="P20" style:family="paragraph" style:parent-style-name="Text_20_body">
      <style:text-properties officeooo:rsid="003c013f" officeooo:paragraph-rsid="003c013f"/>
    </style:style>
    <style:style style:name="P21" style:family="paragraph" style:parent-style-name="Text_20_body">
      <style:text-properties officeooo:rsid="003c013f" officeooo:paragraph-rsid="003e9c6b"/>
    </style:style>
    <style:style style:name="P22" style:family="paragraph" style:parent-style-name="Title">
      <style:text-properties fo:language="pl" fo:country="PL" officeooo:rsid="0036e2f1" officeooo:paragraph-rsid="0036e2f1"/>
    </style:style>
    <style:style style:name="P2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7" style:family="paragraph" style:parent-style-name="Text_20_body" style:list-style-name="L1">
      <style:text-properties fo:language="pl" fo:country="PL" officeooo:rsid="002149a3" officeooo:paragraph-rsid="002149a3"/>
    </style:style>
    <style:style style:name="P28" style:family="paragraph" style:parent-style-name="Text_20_body" style:list-style-name="L1">
      <style:text-properties fo:language="pl" fo:country="PL" officeooo:rsid="002149a3" officeooo:paragraph-rsid="0034c89b"/>
    </style:style>
    <style:style style:name="P29" style:family="paragraph" style:parent-style-name="Text_20_body" style:list-style-name="L1">
      <style:text-properties fo:language="pl" fo:country="PL" officeooo:rsid="0034c89b" officeooo:paragraph-rsid="0034c89b"/>
    </style:style>
    <style:style style:name="P30" style:family="paragraph" style:parent-style-name="Text_20_body">
      <style:text-properties officeooo:rsid="002017b9" officeooo:paragraph-rsid="00393cc4"/>
    </style:style>
    <style:style style:name="P31" style:family="paragraph" style:parent-style-name="Text_20_body">
      <style:text-properties officeooo:rsid="00352d45" officeooo:paragraph-rsid="00352d45"/>
    </style:style>
    <style:style style:name="P32" style:family="paragraph" style:parent-style-name="Heading_20_1">
      <style:text-properties officeooo:rsid="00333604" officeooo:paragraph-rsid="00333604"/>
    </style:style>
    <style:style style:name="P33" style:family="paragraph" style:parent-style-name="Heading_20_1">
      <style:text-properties officeooo:rsid="0036c9c3" officeooo:paragraph-rsid="0036c9c3"/>
    </style:style>
    <style:style style:name="P34" style:family="paragraph" style:parent-style-name="Heading_20_1">
      <style:text-properties officeooo:rsid="00352d45" officeooo:paragraph-rsid="0036c9c3"/>
    </style:style>
    <style:style style:name="P35" style:family="paragraph" style:parent-style-name="Heading_20_2">
      <style:text-properties officeooo:rsid="00352d45" officeooo:paragraph-rsid="00352d45"/>
    </style:style>
    <style:style style:name="P36" style:family="paragraph" style:parent-style-name="Heading_20_3">
      <style:text-properties officeooo:paragraph-rsid="003a1cd9"/>
    </style:style>
    <style:style style:name="P37" style:family="paragraph" style:parent-style-name="Heading_20_3">
      <style:text-properties officeooo:paragraph-rsid="003d3c86"/>
    </style:style>
    <style:style style:name="P38" style:family="paragraph" style:parent-style-name="Heading_20_3">
      <style:text-properties officeooo:paragraph-rsid="003e9c6b"/>
    </style:style>
    <style:style style:name="P39" style:family="paragraph" style:parent-style-name="Heading_20_4">
      <style:text-properties officeooo:paragraph-rsid="00393cc4"/>
    </style:style>
    <style:style style:name="P40" style:family="paragraph" style:parent-style-name="Heading_20_4">
      <style:text-properties officeooo:paragraph-rsid="003a1cd9"/>
    </style:style>
    <style:style style:name="P41" style:family="paragraph" style:parent-style-name="Heading_20_4">
      <style:text-properties officeooo:paragraph-rsid="003c013f"/>
    </style:style>
    <style:style style:name="P42" style:family="paragraph" style:parent-style-name="Heading_20_4">
      <style:text-properties officeooo:paragraph-rsid="003e9c6b"/>
    </style:style>
    <style:style style:name="T1" style:family="text">
      <style:text-properties officeooo:rsid="002017b9"/>
    </style:style>
    <style:style style:name="T2" style:family="text">
      <style:text-properties officeooo:rsid="00227b14"/>
    </style:style>
    <style:style style:name="T3" style:family="text">
      <style:text-properties officeooo:rsid="002384bc"/>
    </style:style>
    <style:style style:name="T4" style:family="text">
      <style:text-properties officeooo:rsid="00263c59"/>
    </style:style>
    <style:style style:name="T5" style:family="text">
      <style:text-properties fo:font-size="8pt" fo:font-style="italic" fo:font-weight="normal" officeooo:rsid="00263c59" style:font-size-asian="7pt" style:font-style-asian="italic" style:font-weight-asian="normal" style:font-size-complex="8pt" style:font-style-complex="italic" style:font-weight-complex="normal"/>
    </style:style>
    <style:style style:name="T6" style:family="text">
      <style:text-properties officeooo:rsid="002dba0b"/>
    </style:style>
    <style:style style:name="T7" style:family="text">
      <style:text-properties officeooo:rsid="002ded23"/>
    </style:style>
    <style:style style:name="T8" style:family="text">
      <style:text-properties officeooo:rsid="0033360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27b14" style:font-weight-asian="bold" style:font-weight-complex="bold"/>
    </style:style>
    <style:style style:name="T11" style:family="text">
      <style:text-properties officeooo:rsid="00362137"/>
    </style:style>
    <style:style style:name="T12" style:family="text">
      <style:text-properties officeooo:rsid="003787f8"/>
    </style:style>
    <style:style style:name="T13" style:family="text">
      <style:text-properties fo:font-weight="normal" officeooo:rsid="003787f8" style:font-weight-asian="normal" style:font-weight-complex="normal"/>
    </style:style>
    <style:style style:name="T14" style:family="text">
      <style:text-properties officeooo:rsid="003880c0"/>
    </style:style>
    <style:style style:name="T15" style:family="text">
      <style:text-properties fo:language="en" fo:country="US"/>
    </style:style>
    <style:style style:name="T16" style:family="text">
      <style:text-properties officeooo:rsid="00393cc4"/>
    </style:style>
    <style:style style:name="T17" style:family="text">
      <style:text-properties officeooo:rsid="003a1cd9"/>
    </style:style>
    <style:style style:name="T18" style:family="text">
      <style:text-properties officeooo:rsid="003c013f"/>
    </style:style>
    <style:style style:name="T19" style:family="text">
      <style:text-properties officeooo:rsid="003d3c86"/>
    </style:style>
    <style:style style:name="T20" style:family="text">
      <style:text-properties officeooo:rsid="003e9c6b"/>
    </style:style>
    <style:style style:name="T21" style:family="text">
      <style:text-properties officeooo:rsid="003ef75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okumentacja projektu</text:p>
      <text:p text:style-name="P6"/>
      <text:p text:style-name="P8">Imię i Nazwisko: ___<text:span text:style-name="T21">Karol</text:span>_<text:span text:style-name="T21">Opitz</text:span>___<text:line-break/><text:span text:style-name="T4"><text:tab/><text:tab/><text:tab/><text:tab/><text:tab/></text:span><text:span text:style-name="T5">wpisz zwoje imię i nazwisko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26"><text:a xlink:type="simple" xlink:href="#__RefHeading___Toc447_1671768627" text:style-name="Index_20_Link" text:visited-style-name="Index_20_Link">1 <text:s/>Instrukcja<text:tab/>3</text:a></text:p>
          <text:p text:style-name="P26"><text:a xlink:type="simple" xlink:href="#__RefHeading___Toc3950_520079101" text:style-name="Index_20_Link" text:visited-style-name="Index_20_Link">2 <text:s/>Literatura i zasoby<text:tab/>4</text:a></text:p>
          <text:p text:style-name="P25"><text:a xlink:type="simple" xlink:href="#__RefHeading___Toc3938_520079101" text:style-name="Index_20_Link" text:visited-style-name="Index_20_Link">2.1 <text:s/>Zasoby<text:tab/>4</text:a></text:p>
          <text:p text:style-name="P25"><text:a xlink:type="simple" xlink:href="#__RefHeading___Toc3940_520079101" text:style-name="Index_20_Link" text:visited-style-name="Index_20_Link">2.2 <text:s/>Internetowe źródła wiedzy<text:tab/>4</text:a></text:p>
          <text:p text:style-name="P25"><text:a xlink:type="simple" xlink:href="#__RefHeading___Toc3942_520079101" text:style-name="Index_20_Link" text:visited-style-name="Index_20_Link">2.3 <text:s/>Książki<text:tab/>4</text:a></text:p>
          <text:p text:style-name="P26"><text:a xlink:type="simple" xlink:href="#__RefHeading___Toc3944_520079101" text:style-name="Index_20_Link" text:visited-style-name="Index_20_Link">3 <text:s/>Struktura plików źródłowych aplikacji<text:tab/>5</text:a></text:p>
          <text:p text:style-name="P25"><text:a xlink:type="simple" xlink:href="#__RefHeading___Toc111_1671768627" text:style-name="Index_20_Link" text:visited-style-name="Index_20_Link">3.1 <text:s/>Katalog: „Nazwa”<text:tab/>5</text:a></text:p>
          <text:p text:style-name="P23"><text:a xlink:type="simple" xlink:href="#__RefHeading___Toc113_1671768627" text:style-name="Index_20_Link" text:visited-style-name="Index_20_Link">3.1.1 <text:s/>Plik: „Nazwa”<text:tab/>5</text:a></text:p>
          <text:p text:style-name="P24"><text:a xlink:type="simple" xlink:href="#__RefHeading___Toc115_1671768627" text:style-name="Index_20_Link" text:visited-style-name="Index_20_Link">3.1.1.1 <text:s/>Funkcja: „Nazwa”<text:tab/>5</text:a></text:p>
          <text:p text:style-name="P24"><text:a xlink:type="simple" xlink:href="#__RefHeading___Toc162_1671768627" text:style-name="Index_20_Link" text:visited-style-name="Index_20_Link">3.1.1.2 <text:s/>Funkcja: „Nazwa”<text:tab/>5</text:a></text:p>
          <text:p text:style-name="P24"><text:a xlink:type="simple" xlink:href="#__RefHeading___Toc164_1671768627" text:style-name="Index_20_Link" text:visited-style-name="Index_20_Link">3.1.1.3 <text:s/>Funkcja: „Nazwa”<text:tab/>5</text:a></text:p>
        </text:index-body>
      </text:table-of-content>
      <text:p text:style-name="P8"/>
      <text:p text:style-name="P3"/>
      <text:p text:style-name="P6"/>
      <text:p text:style-name="P6"/>
      <text:h text:style-name="P32" text:outline-level="1"><text:bookmark-start text:name="__RefHeading___Toc447_1671768627"/>Instrukcja<text:bookmark-end text:name="__RefHeading___Toc447_1671768627"/></text:h>
      <text:p text:style-name="P7"><text:span text:style-name="T8"><text:tab/></text:span>Wykonaj <text:span text:style-name="T6">następujące</text:span> polecenia<text:span text:style-name="T3">:</text:span></text:p>
      <text:list xml:id="list3340125887" text:style-name="L1">
        <text:list-item>
          <text:p text:style-name="P27">Wypełnij poniższy dokument zachowując jego <text:span text:style-name="T9">hierarchię</text:span> rozdziałów i podrozdziałów.<text:line-break/><text:span text:style-name="T2">Hierarchia ta powinna być także widoczna w </text:span><text:span text:style-name="T10">spisie treśc</text:span><text:span text:style-name="T2">i na stronie 2. </text:span></text:p>
        </text:list-item>
        <text:list-item>
          <text:p text:style-name="P28"><text:span text:style-name="T12">W rozdziale </text:span><text:span text:style-name="T13">"Struktura plików źródłowych aplikacji" w</text:span>prowadź odpowiednie nazwy <text:span text:style-name="T9">katalogów</text:span>, zawartych w <text:span text:style-name="T7">tych katalogach</text:span> <text:span text:style-name="T9">plików źródłowych</text:span> i zawartych w tych plikach <text:span text:style-name="T9">funkcji</text:span>, które występują w <text:span text:style-name="T9">Twoim projekcie</text:span>.</text:p>
        </text:list-item>
        <text:list-item>
          <text:p text:style-name="P29">Powyższa instrukcja została omówiona na zajęciach.</text:p>
        </text:list-item>
      </text:list>
      <text:p text:style-name="P2"/>
      <text:h text:style-name="P33" text:outline-level="1"><text:bookmark-start text:name="__RefHeading___Toc3950_520079101"/>Literatura i zasoby<text:bookmark-end text:name="__RefHeading___Toc3950_520079101"/></text:h>
      <text:h text:style-name="P35" text:outline-level="2"><text:bookmark-start text:name="__RefHeading___Toc3938_520079101"/>Zasoby<text:bookmark-end text:name="__RefHeading___Toc3938_520079101"/></text:h>
      <text:p text:style-name="P9">Podaj adresy internetowe, z których pobierałeś zasoby (grafiki itp.) wykorzystywane w aplikacji<text:span text:style-name="T14">:</text:span></text:p>
      <text:p text:style-name="P9"><text:a xlink:type="simple" xlink:href="https://pixabay.com/" text:style-name="Internet_20_link" text:visited-style-name="Visited_20_Internet_20_Link">https://pixabay.com</text:a></text:p>
      <text:p text:style-name="P9"><text:a xlink:type="simple" xlink:href="https://www.google.pl/imghp?hl=pl" text:style-name="Internet_20_link" text:visited-style-name="Visited_20_Internet_20_Link">https://www.google.pl/imghp?hl=pl</text:a></text:p>
      <text:p text:style-name="P9"/>
      <text:h text:style-name="P35" text:outline-level="2"><text:bookmark-start text:name="__RefHeading___Toc3940_520079101"/>Internetowe źródła wiedzy<text:bookmark-end text:name="__RefHeading___Toc3940_520079101"/></text:h>
      <text:p text:style-name="P9">Podaj adresy stron (poradniki, <text:span text:style-name="T11">tutoriale, </text:span>fora internetowe, blogi itp.), które zawierały informacje pomocne w tworzeniu aplikacji<text:span text:style-name="T14">:</text:span></text:p>
      <text:p text:style-name="P9"><text:a xlink:type="simple" xlink:href="https://stackoverflow.com/" text:style-name="Internet_20_link" text:visited-style-name="Visited_20_Internet_20_Link">https://stackoverflow.com/</text:a></text:p>
      <text:p text:style-name="Text_20_body"><text:a xlink:type="simple" xlink:href="https://docs.microsoft.com/en-us/visualstudio/" text:style-name="Internet_20_link" text:visited-style-name="Visited_20_Internet_20_Link">https://docs.microsoft.com/en-us/visualstudio/</text:a></text:p>
      <text:p text:style-name="Text_20_body"><text:a xlink:type="simple" xlink:href="https://4programmers.net/" text:style-name="Internet_20_link" text:visited-style-name="Visited_20_Internet_20_Link">https://4programmers.net/</text:a></text:p>
      <text:p text:style-name="Text_20_body"><text:a xlink:type="simple" xlink:href="http://csharp.net-informations.com/" text:style-name="Internet_20_link" text:visited-style-name="Visited_20_Internet_20_Link">http://csharp.net-informations.com/</text:a></text:p>
      <text:p text:style-name="P9"/>
      <text:h text:style-name="P35" text:outline-level="2"><text:bookmark-start text:name="__RefHeading___Toc3942_520079101"/>Książki<text:bookmark-end text:name="__RefHeading___Toc3942_520079101"/></text:h>
      <text:p text:style-name="P9">Podaj listę książek, które wykorzystywałeś (lub uważasz, że mogłyby być pomocne) przy tworzeniu aplikacji<text:span text:style-name="T14">:</text:span></text:p>
      <text:p text:style-name="P9"><text:span text:style-name="T15">Head First C#. </text:span>Edycja polska, Autorzy: Andrew Stellman, Jennifer Greene</text:p>
      <text:p text:style-name="P10">C# 6.0 AND THE .NET 4.6 FRAMEWORK, Autorzy: Andrew Troelsen, Philip Japikse</text:p>
      <text:p text:style-name="P9"/>
      <text:p text:style-name="P4"/>
      <text:p text:style-name="P9"/>
      <text:h text:style-name="P34" text:outline-level="1"><text:bookmark-start text:name="__RefHeading___Toc3944_520079101"/>Struktura plików źródłowych aplikacji<text:bookmark-end text:name="__RefHeading___Toc3944_520079101"/></text:h>
      <text:h text:style-name="Heading_20_2" text:outline-level="2"><text:bookmark-start text:name="__RefHeading___Toc111_1671768627"/>Katalog: „<text:span text:style-name="T16">Football Manager</text:span>”<text:bookmark-end text:name="__RefHeading___Toc111_1671768627"/></text:h>
      <text:p text:style-name="P12"><text:span text:style-name="T1">W miejsce słowa „Nazwa”</text:span> wpisz nazwę katalogu w Twoim projekcie.</text:p>
      <text:h text:style-name="Heading_20_3" text:outline-level="3"><text:bookmark-start text:name="__RefHeading___Toc113_1671768627"/>Plik: „<text:span text:style-name="T16">OknoGlowne</text:span>”<text:bookmark-end text:name="__RefHeading___Toc113_1671768627"/></text:h>
      <text:p text:style-name="P11"><text:span text:style-name="T1">W miejsce słowa „Nazwa”</text:span> wpisz nazwę pierwszego pliku źródłowego w bieżącym katalogu.</text:p>
      <text:h text:style-name="Heading_20_4" text:outline-level="4"><text:bookmark-start text:name="__RefHeading___Toc115_1671768627"/>Funkcja: „<text:span text:style-name="T16">dodaj_Punkty</text:span>”<text:bookmark-end text:name="__RefHeading___Toc115_1671768627"/></text:h>
      <text:p text:style-name="P16">Krótka funkcja uczestnicząca w przesyłąniu potrzebnych danych pomiędzy kontrolkami za pomocą delegata.</text:p>
      <text:h text:style-name="Heading_20_4" text:outline-level="4"><text:bookmark-start text:name="__RefHeading___Toc162_1671768627"/>Funkcja: „<text:span text:style-name="T16">w_Druzyny</text:span>”<text:bookmark-end text:name="__RefHeading___Toc162_1671768627"/></text:h>
      <text:p text:style-name="P16">Krótka funkcja uczestnicząca w przesyłąniu potrzebnych danych pomiędzy kontrolkami za pomocą delegata.</text:p>
      <text:h text:style-name="Heading_20_4" text:outline-level="4"><text:bookmark-start text:name="__RefHeading___Toc164_1671768627"/>Funkcja: „<text:span text:style-name="T16">w_DruzynyNazwa</text:span>”<text:bookmark-end text:name="__RefHeading___Toc164_1671768627"/></text:h>
      <text:p text:style-name="P30">Krótka funkcja uczestnicząca w przesyłąniu potrzebnych danych pomiędzy kontrolkami za pomocą delegata.</text:p>
      <text:h text:style-name="P39" text:outline-level="4">Funkcja: „<text:span text:style-name="T16">wyslij_Wyniki</text:span>”</text:h>
      <text:p text:style-name="P30">Krótka funkcja uczestnicząca w przesyłąniu potrzebnych danych pomiędzy kontrolkami za pomocą delegata.</text:p>
      <text:h text:style-name="P39" text:outline-level="4">Funkcja: „<text:span text:style-name="T16">w_DruzynyNazwa2</text:span>”</text:h>
      <text:p text:style-name="P30">Krótka funkcja uczestnicząca w przesyłąniu potrzebnych danych pomiędzy kontrolkami za pomocą delegata.</text:p>
      <text:h text:style-name="P39" text:outline-level="4">Funkcja: „<text:span text:style-name="T16">bWybierz_Click</text:span>”</text:h>
      <text:p text:style-name="P16">Funkcja obsługująca przycisk Wybierz</text:p>
      <text:h text:style-name="P39" text:outline-level="4">Funkcja: „<text:span text:style-name="T16">cbListaDruzyn_SelectedIndexChanged</text:span>”</text:h>
      <text:p text:style-name="P16">Funkcja obsługująca wybór drużyny z Combo Box’a.</text:p>
      <text:h text:style-name="P39" text:outline-level="4"><text:soft-page-break/>Funkcja: „<text:span text:style-name="T16">ZaladowanieDanych</text:span>”</text:h>
      <text:p text:style-name="P16">Funkcja dba o wypełnienie danych by uniknąć braku niektórych informacji.</text:p>
      <text:h text:style-name="P39" text:outline-level="4">Funkcja: „<text:span text:style-name="T16">rbManagaer1_CheckedChanged</text:span>”</text:h>
      <text:p text:style-name="P16">Funkcja obsługująca pierwszy Radio Button wyboru avatara managera.</text:p>
      <text:h text:style-name="P39" text:outline-level="4">Funkcja: „<text:span text:style-name="T16">rbManagaer2_CheckedChanged</text:span>”</text:h>
      <text:p text:style-name="P16">Funkcja obsługująca <text:span text:style-name="T17">drugi</text:span> Radio Button wyboru avatara managera.</text:p>
      <text:h text:style-name="P39" text:outline-level="4">Funkcja: „<text:span text:style-name="T16">rbManagaer3_CheckedChanged</text:span>”</text:h>
      <text:p text:style-name="P16">Funkcja obsługująca <text:span text:style-name="T17">trzeci</text:span> Radio Button wyboru avatara managera.</text:p>
      <text:h text:style-name="P40" text:outline-level="4">Funkcja: „<text:span text:style-name="T17">tbNazwiskoManagera_TextChanged</text:span>”</text:h>
      <text:p text:style-name="P17">Funkcja <text:span text:style-name="T17">obsługuje wpisywanie nazwiska managera.</text:span></text:p>
      <text:h text:style-name="P40" text:outline-level="4">Funkcja: „<text:span text:style-name="T17">bOknaTreningowego_Click</text:span>”</text:h>
      <text:p text:style-name="P17">Funkcja <text:span text:style-name="T17">obsługuje przejście do okna treningowego.</text:span></text:p>
      <text:h text:style-name="P40" text:outline-level="4">Funkcja: „<text:span text:style-name="T17">bZarzadzaniaZespolem_Click</text:span>”</text:h>
      <text:p text:style-name="P17">Funkcja <text:span text:style-name="T17">obsługuje przejście do okna tabeli ligi.</text:span></text:p>
      <text:h text:style-name="P40" text:outline-level="4">Funkcja: „<text:span text:style-name="T17">bStatystyki_Click</text:span>”</text:h>
      <text:p text:style-name="P17">Funkcja <text:span text:style-name="T17">obsługuje przejście do okna statystyk.</text:span></text:p>
      <text:h text:style-name="P40" text:outline-level="4">Funkcja: „<text:span text:style-name="T17">bInformacje_Click</text:span>”</text:h>
      <text:p text:style-name="P17">Funkcja <text:span text:style-name="T17">obsługuje przejście do okna meczowego.</text:span></text:p>
      <text:h text:style-name="P36" text:outline-level="3">Plik: „<text:span text:style-name="T17">OknoZarzadzania</text:span>”</text:h>
      <text:p text:style-name="P13"><text:span text:style-name="T1">W miejsce słowa „Nazwa”</text:span> wpisz nazwę pierwszego pliku źródłowego w bieżącym katalogu.</text:p>
      <text:h text:style-name="P40" text:outline-level="4">Funkcja: „<text:span text:style-name="T17">Wczytaj</text:span>”</text:h>
      <text:p text:style-name="P17">Funkcja <text:span text:style-name="T17">obsługuje wybór drużyny z Combo Box’a</text:span></text:p>
      <text:h text:style-name="P40" text:outline-level="4">Funkcja: „<text:span text:style-name="T17">bZatwierdzDruzyne_Click</text:span>”</text:h>
      <text:p text:style-name="P17">Funkcja <text:span text:style-name="T17">obsługuje sprawdzenie wyboru użytkownika i zatwierdzenei drużyny</text:span></text:p>
      <text:h text:style-name="P40" text:outline-level="4">Funkcja: „<text:span text:style-name="T17">CzyscTablice</text:span>”</text:h>
      <text:p text:style-name="P17">Funkcja <text:span text:style-name="T17">obsługuje czyszczenie tablicy rozstawienia przedmeczowego.</text:span></text:p>
      <text:h text:style-name="P40" text:outline-level="4"><text:soft-page-break/>Funkcja: „<text:span text:style-name="T17">OdrysujUstawienieDomyslne</text:span>”</text:h>
      <text:p text:style-name="P17">Funkcja <text:span text:style-name="T17">obsługuje odrysowywanie ustawienia domyslnego na tablicy ustawienia.</text:span></text:p>
      <text:h text:style-name="P40" text:outline-level="4">Funkcja: „<text:span text:style-name="T17">b433_Click</text:span>” <text:span text:style-name="T17">i <text:s/>kilka podobnych</text:span></text:h>
      <text:p text:style-name="P17">Funkcj<text:span text:style-name="T17">e to obsługują różne rozrysowanie ustawień na tablicy oraz przypisanie odpowiednich parametrów w zależności od ustawienia.</text:span></text:p>
      <text:h text:style-name="P40" text:outline-level="4">Funkcja: „<text:span text:style-name="T17">ZapiszZawodnikowDoListy</text:span>”</text:h>
      <text:p text:style-name="P19">Funkcja obsluguje przepisywanie zawodniów wybranej drużyny z bazy danych do listy.</text:p>
      <text:h text:style-name="P40" text:outline-level="4">Funkcja: „<text:span text:style-name="T17">WypisZawodnikowZListy</text:span>”</text:h>
      <text:p text:style-name="P17">Funkcja <text:span text:style-name="T17">obsługuje wypisywanie zawodników z listy do protokołu treningowego.</text:span></text:p>
      <text:h text:style-name="P40" text:outline-level="4">Funkcja: „<text:span text:style-name="T17">Załaduj Zawodników</text:span>”</text:h>
      <text:p text:style-name="P17">Funkcja <text:span text:style-name="T17">obsługuje załadowanie całej kadry zawodników do Combo Box’a.</text:span></text:p>
      <text:h text:style-name="P40" text:outline-level="4">Funkcja: „<text:span text:style-name="T17">cbListaDruzyn_SelectedIndexChanged</text:span>”</text:h>
      <text:p text:style-name="P17">Funkcja <text:span text:style-name="T17">obsługuje odblokowanie przycisku zatwierdzenia druzyny.</text:span></text:p>
      <text:h text:style-name="P36" text:outline-level="3">Plik: „<text:span text:style-name="T16">OknoZarzadzania2</text:span>”</text:h>
      <text:p text:style-name="P13"><text:span text:style-name="T1">W miejsce słowa „Nazwa”</text:span> wpisz nazwę pierwszego pliku źródłowego w bieżącym katalogu.</text:p>
      <text:h text:style-name="P41" text:outline-level="4">Funkcja: „<text:span text:style-name="T18">PrzepiszDruzynyDoListy</text:span>”</text:h>
      <text:p text:style-name="P18">Funkcja <text:span text:style-name="T17">obsługuje przepisanie drużynw lidze z bazy danych do listy.</text:span></text:p>
      <text:h text:style-name="P41" text:outline-level="4">Funkcja: „<text:span text:style-name="T18">OtrzymajWyniki</text:span>”</text:h>
      <text:p text:style-name="P18">Funkcja <text:span text:style-name="T17">obsługuje otrzymywanie wyników pochodzących z generatora meczów znajdującego się w kontrolce meczowej.</text:span></text:p>
      <text:h text:style-name="P41" text:outline-level="4">Funkcja: „<text:span text:style-name="T18">CzyscWyniki</text:span>”</text:h>
      <text:p text:style-name="P18">Funkcja <text:span text:style-name="T17">obsługuje inicjalizacje <text:s/>i przygotowanie miejsc na wpisanie wyników meczy.</text:span></text:p>
      <text:h text:style-name="P41" text:outline-level="4">Funkcja: „<text:span text:style-name="T18">InicjalizacjaKolejkiNr1-19</text:span>” <text:span text:style-name="T18">19F</text:span></text:h>
      <text:p text:style-name="P20">Każda z tych funkcji obsługuje inicjalizacje innej kolejki meczy.</text:p>
      <text:h text:style-name="P41" text:outline-level="4">Funkcja: „<text:span text:style-name="T18">UzupelnienieKolejkiNr1-19</text:span>” <text:span text:style-name="T18">19F</text:span></text:h>
      <text:p text:style-name="P20">Każda z tych funkcji obsługuje uzupelnienie innej kolejki meczy o same wyniki.</text:p>
      <text:h text:style-name="P41" text:outline-level="4"><text:soft-page-break/>Funkcja: „<text:span text:style-name="T18">bPoprzednia_Click”</text:span></text:h>
      <text:p text:style-name="P20">Funkcja obsługuje nawigację cofnięcia się podczas przeglądania kolejek.</text:p>
      <text:h text:style-name="P41" text:outline-level="4">Funkcja: „ <text:span text:style-name="T18">bNastepna_Click”</text:span></text:h>
      <text:p text:style-name="P20">Funkcja obsługuje nawigację następnej strony się podczas przeglądania kolejek.</text:p>
      <text:h text:style-name="P37" text:outline-level="3">Plik: „<text:span text:style-name="T19">OknoZarzadzania3</text:span>”</text:h>
      <text:p text:style-name="P14"><text:span text:style-name="T1">W miejsce słowa „Nazwa”</text:span> wpisz nazwę pierwszego pliku źródłowego w bieżącym katalogu.</text:p>
      <text:h text:style-name="P42" text:outline-level="4">Funkcja: „ <text:span text:style-name="T20">OtrzymajPunkty”</text:span></text:h>
      <text:p text:style-name="P21">Funkcja obsługuje <text:span text:style-name="T20">przyporzadkowywanie odpowiednich punktow każdemu zespołowi po każdej kolejce.</text:span></text:p>
      <text:h text:style-name="P42" text:outline-level="4">Funkcja: „ <text:span text:style-name="T20">SortowanieTabeli”</text:span></text:h>
      <text:p text:style-name="P21">Funkcja obsługuje <text:span text:style-name="T20">sortowanie tabeli pod względem punktów.</text:span></text:p>
      <text:h text:style-name="P42" text:outline-level="4">Funkcja: „<text:span text:style-name="T20">InicjalizacjaTabeli”</text:span></text:h>
      <text:p text:style-name="P21">Funkcja obsługuje <text:span text:style-name="T20">inicjalizacje tabeli.</text:span></text:p>
      <text:h text:style-name="P42" text:outline-level="4">Funkcja: „ <text:span text:style-name="T20">InicjalizacjaPosortowanychPunktow”</text:span></text:h>
      <text:p text:style-name="P21">Funkcja obsługuje <text:span text:style-name="T20">inicjalizacje po posortowaniu tabeli pod względem punktów każdej z drużyn.</text:span></text:p>
      <text:h text:style-name="P42" text:outline-level="4">Funkcja: „ <text:span text:style-name="T20">PrzepiszDruzynyDoListy”</text:span></text:h>
      <text:p text:style-name="P21">Funkcja obsługuje <text:span text:style-name="T20">przepisywanie drużyn z bazy do listy.</text:span></text:p>
      <text:h text:style-name="P38" text:outline-level="3">Plik: „<text:span text:style-name="T19">OknoZarzadzania4</text:span>”</text:h>
      <text:p text:style-name="P15"><text:span text:style-name="T1">W miejsce słowa „Nazwa”</text:span> wpisz nazwę pierwszego pliku źródłowego w bieżącym katalogu.</text:p>
      <text:h text:style-name="P42" text:outline-level="4">Funkcja: „<text:span text:style-name="T20">PrzepiszDruzynyDoListy”</text:span></text:h>
      <text:p text:style-name="P21">Funkcja obsługuje <text:span text:style-name="T20">przepisywanie drużyn z bazy do listy.</text:span></text:p>
      <text:h text:style-name="P42" text:outline-level="4">Funkcja: „<text:span text:style-name="T20">timer1_Tick”</text:span></text:h>
      <text:p text:style-name="P21">Funkcja obsługuje <text:span text:style-name="T20">upływ czasu i minutę meczu.</text:span></text:p>
      <text:h text:style-name="P42" text:outline-level="4">Funkcja: „<text:span text:style-name="T20">bRozpocznij_Click”</text:span></text:h>
      <text:p text:style-name="P21">Funkcja obsługuje <text:span text:style-name="T20">rozpoczynanie meczu.</text:span></text:p>
      <text:h text:style-name="P42" text:outline-level="4"><text:soft-page-break/>Funkcja: „<text:span text:style-name="T20">PoznajRywali”</text:span></text:h>
      <text:p text:style-name="P21">Funkcja obsługuje <text:span text:style-name="T20">przypisywanie drużyn z listy do każdego meczu i każdej kolejki.</text:span></text:p>
      <text:h text:style-name="P42" text:outline-level="4">Funkcja: „<text:span text:style-name="T20">SymulacjaMeczu”</text:span></text:h>
      <text:p text:style-name="P21">Funkcja obsługuje <text:span text:style-name="T20">generowanie wyniku meczu na 64 różne sposoby w zależności od parametrów drużyny.</text:span></text:p>
      <text:h text:style-name="P42" text:outline-level="4">Funkcja: „<text:span text:style-name="T20">WyswietlenieWyniku”</text:span></text:h>
      <text:p text:style-name="P21">Funkcja obsługuje <text:span text:style-name="T20">otrzymywanie wyniku a także przypisywanie punktów po każdym z meczu.</text:span></text:p>
      <text:h text:style-name="P42" text:outline-level="4">Funkcja: „<text:span text:style-name="T20">SymulacjaKolejki”</text:span></text:h>
      <text:p text:style-name="P21">Funkcja obsługuje <text:span text:style-name="T20">symulacja 10 meczy czyli całej kolejk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6:20:32.818000000</meta:creation-date>
    <dc:date>2018-01-07T20:02:21.600000000</dc:date>
    <meta:editing-duration>PT3H12M35S</meta:editing-duration>
    <meta:editing-cycles>36</meta:editing-cycles>
    <meta:generator>LibreOffice/5.4.4.2$Windows_X86_64 LibreOffice_project/2524958677847fb3bb44820e40380acbe820f960</meta:generator>
    <meta:document-statistic meta:table-count="0" meta:image-count="0" meta:object-count="0" meta:page-count="9" meta:paragraph-count="136" meta:word-count="833" meta:character-count="7033" meta:non-whitespace-character-count="6375"/>
  </office:meta>
</office:document-meta>
</file>